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3" style:family="table-cell" style:name="ce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1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3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196cm" style:use-optimal-column-width="true" fo:break-before="auto"/>
    </style:style>
    <style:style style:family="table-column" style:name="co3">
      <style:table-column-properties style:column-width="3.704cm" style:use-optimal-column-width="true" fo:break-before="auto"/>
    </style:style>
    <style:style style:family="table-column" style:name="co4">
      <style:table-column-properties style:column-width="2.567cm" style:use-optimal-column-width="true" fo:break-before="auto"/>
    </style:style>
    <style:style style:family="table-column" style:name="co5">
      <style:table-column-properties style:column-width="2.752cm" style:use-optimal-column-width="true" fo:break-before="auto"/>
    </style:style>
    <style:style style:family="graphic" style:name="gr1">
      <style:graphic-properties fo:background-color="transparent"/>
    </style:style>
  </office:automatic-styles>
  <office:body>
    <office:spreadsheet>
      <table:table table:name="Sheet1" table:style-name="ta1">
        <table:shapes>
          <draw:frame draw:name="Object_ch1" draw:style-name="gr1" svg:width="35.06cm" svg:height="20.11cm" svg:x="4.339cm" svg:y="7.541cm">
            <draw:object xlink:href="./Object 1" xlink:type="simple" xlink:show="embed" xlink:actuate="onLoad"/>
          </draw:frame>
        </table:shapes>
        <table:table-column table:number-columns-repeated="3" table:style-name="co1" table:default-cell-style-name="Normal"/>
        <table:table-column table:style-name="co2" table:default-cell-style-name="Normal"/>
        <table:table-column table:number-columns-repeated="2" table:style-name="co1" table:default-cell-style-name="Normal"/>
        <table:table-column table:style-name="co3" table:default-cell-style-name="Normal"/>
        <table:table-column table:number-columns-repeated="3" table:style-name="co1" table:default-cell-style-name="Normal"/>
        <table:table-column table:number-columns-repeated="2" table:style-name="co4" table:default-cell-style-name="Normal"/>
        <table:table-column table:style-name="co5" table:default-cell-style-name="Normal"/>
        <table:table-column table:number-columns-repeated="1011" table:style-name="co1" table:default-cell-style-name="Normal"/>
        <table:table-row table:style-name="ro1">
          <table:table-cell office:value-type="string">
            <text:p>N value</text:p>
          </table:table-cell>
          <table:table-cell office:value-type="string">
            <text:p> thread number</text:p>
          </table:table-cell>
          <table:table-cell office:value-type="string">
            <text:p> Iteration number</text:p>
          </table:table-cell>
          <table:table-cell office:value-type="string">
            <text:p> Number of instructions</text:p>
          </table:table-cell>
          <table:table-cell office:value-type="string">
            <text:p> Ins per cycle</text:p>
          </table:table-cell>
          <table:table-cell office:value-type="string">
            <text:p> Percentage of misses</text:p>
          </table:table-cell>
          <table:table-cell office:value-type="string">
            <text:p> Seconds time elapsed</text:p>
          </table:table-cell>
          <table:table-cell table:number-columns-repeated="1024"/>
        </table:table-row>
        <table:table-row table:style-name="ro1">
          <table:table-cell office:value-type="float" office:value="5324">
            <text:p>53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585359473230">
            <text:p>13585359473230</text:p>
          </table:table-cell>
          <table:table-cell table:style-name="ce4" office:value-type="float" office:value="1.98">
            <text:p>1.98</text:p>
          </table:table-cell>
          <table:table-cell table:style-name="ce4" office:value-type="float" office:value="0.26000000000000001">
            <text:p>0.26000000000000001</text:p>
          </table:table-cell>
          <table:table-cell table:style-name="ce5" office:value-type="float" office:value="499.715694122">
            <text:p>499.715694122</text:p>
          </table:table-cell>
          <table:table-cell table:number-columns-repeated="1024"/>
        </table:table-row>
        <table:table-row table:style-name="ro1">
          <table:table-cell office:value-type="float" office:value="5324">
            <text:p>532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744915380854">
            <text:p>13744915380854</text:p>
          </table:table-cell>
          <table:table-cell table:style-name="ce4" office:value-type="float" office:value="1.8999999999999999">
            <text:p>1.8999999999999999</text:p>
          </table:table-cell>
          <table:table-cell table:style-name="ce4" office:value-type="float" office:value="0.25">
            <text:p>0.25</text:p>
          </table:table-cell>
          <table:table-cell table:style-name="ce5" office:value-type="float" office:value="346.48004923799999">
            <text:p>346.48004923799999</text:p>
          </table:table-cell>
          <table:table-cell table:number-columns-repeated="2"/>
          <table:table-cell office:value-type="string">
            <text:p>num threads</text:p>
          </table:table-cell>
          <table:table-cell office:value-type="string">
            <text:p>N = 5324</text:p>
          </table:table-cell>
          <table:table-cell office:value-type="string">
            <text:p>N = 6912</text:p>
          </table:table-cell>
          <table:table-cell office:value-type="string">
            <text:p>N = 10976</text:p>
          </table:table-cell>
          <table:table-cell table:number-columns-repeated="1024"/>
        </table:table-row>
        <table:table-row table:style-name="ro1">
          <table:table-cell office:value-type="float" office:value="5324">
            <text:p>53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3895039966341">
            <text:p>13895039966341</text:p>
          </table:table-cell>
          <table:table-cell table:style-name="ce4" office:value-type="float" office:value="1.8400000000000001">
            <text:p>1.8400000000000001</text:p>
          </table:table-cell>
          <table:table-cell table:style-name="ce4" office:value-type="float" office:value="0.23999999999999999">
            <text:p>0.23999999999999999</text:p>
          </table:table-cell>
          <table:table-cell table:style-name="ce5" office:value-type="float" office:value="265.48839298000001">
            <text:p>265.48839298000001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6" office:value-type="float" office:value="499.715694122">
            <text:p>499.715694122</text:p>
          </table:table-cell>
          <table:table-cell table:style-name="ce6" office:value-type="float" office:value="828.34823653599994">
            <text:p>828.34823653599994</text:p>
          </table:table-cell>
          <table:table-cell table:style-name="ce6" office:value-type="float" office:value="2045.5214391449999">
            <text:p>2045.5214391449999</text:p>
          </table:table-cell>
          <table:table-cell table:number-columns-repeated="1024"/>
        </table:table-row>
        <table:table-row table:style-name="ro1">
          <table:table-cell office:value-type="float" office:value="5324">
            <text:p>532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4041558855184">
            <text:p>14041558855184</text:p>
          </table:table-cell>
          <table:table-cell table:style-name="ce4" office:value-type="float" office:value="1.79">
            <text:p>1.79</text:p>
          </table:table-cell>
          <table:table-cell table:style-name="ce4" office:value-type="float" office:value="0.23000000000000001">
            <text:p>0.23000000000000001</text:p>
          </table:table-cell>
          <table:table-cell table:style-name="ce5" office:value-type="float" office:value="217.58167458099999">
            <text:p>217.58167458099999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6" office:value-type="float" office:value="346.48004923799999">
            <text:p>346.48004923799999</text:p>
          </table:table-cell>
          <table:table-cell table:style-name="ce6" office:value-type="float" office:value="576.33143824499996">
            <text:p>576.33143824499996</text:p>
          </table:table-cell>
          <table:table-cell table:style-name="ce6" office:value-type="float" office:value="1421.9415853529999">
            <text:p>1421.9415853529999</text:p>
          </table:table-cell>
          <table:table-cell table:number-columns-repeated="1024"/>
        </table:table-row>
        <table:table-row table:style-name="ro1">
          <table:table-cell office:value-type="float" office:value="6912">
            <text:p>69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2695626579043">
            <text:p>22695626579043</text:p>
          </table:table-cell>
          <table:table-cell table:style-name="ce4" office:value-type="float" office:value="2.04">
            <text:p>2.04</text:p>
          </table:table-cell>
          <table:table-cell table:style-name="ce4" office:value-type="float" office:value="0.20999999999999999">
            <text:p>0.20999999999999999</text:p>
          </table:table-cell>
          <table:table-cell table:style-name="ce5" office:value-type="float" office:value="828.34823653599994">
            <text:p>828.34823653599994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6" office:value-type="float" office:value="265.48839298000001">
            <text:p>265.48839298000001</text:p>
          </table:table-cell>
          <table:table-cell table:style-name="ce6" office:value-type="float" office:value="442.10309658199998">
            <text:p>442.10309658199998</text:p>
          </table:table-cell>
          <table:table-cell table:style-name="ce6" office:value-type="float" office:value="1091.5174488390001">
            <text:p>1091.5174488390001</text:p>
          </table:table-cell>
          <table:table-cell table:number-columns-repeated="1024"/>
        </table:table-row>
        <table:table-row table:style-name="ro1">
          <table:table-cell office:value-type="float" office:value="6912">
            <text:p>691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2855225197983">
            <text:p>22855225197983</text:p>
          </table:table-cell>
          <table:table-cell table:style-name="ce4" office:value-type="float" office:value="1.99">
            <text:p>1.99</text:p>
          </table:table-cell>
          <table:table-cell table:style-name="ce4" office:value-type="float" office:value="0.20999999999999999">
            <text:p>0.20999999999999999</text:p>
          </table:table-cell>
          <table:table-cell table:style-name="ce5" office:value-type="float" office:value="576.33143824499996">
            <text:p>576.33143824499996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6" office:value-type="float" office:value="217.58167458099999">
            <text:p>217.58167458099999</text:p>
          </table:table-cell>
          <table:table-cell table:style-name="ce6" office:value-type="float" office:value="360.33300643000001">
            <text:p>360.33300643000001</text:p>
          </table:table-cell>
          <table:table-cell table:style-name="ce6" office:value-type="float" office:value="888.99658103399997">
            <text:p>888.99658103399997</text:p>
          </table:table-cell>
          <table:table-cell table:number-columns-repeated="1024"/>
        </table:table-row>
        <table:table-row table:style-name="ro1">
          <table:table-cell office:value-type="float" office:value="6912">
            <text:p>69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3015672481602">
            <text:p>23015672481602</text:p>
          </table:table-cell>
          <table:table-cell table:style-name="ce4" office:value-type="float" office:value="1.95">
            <text:p>1.95</text:p>
          </table:table-cell>
          <table:table-cell table:style-name="ce4" office:value-type="float" office:value="0.20000000000000001">
            <text:p>0.20000000000000001</text:p>
          </table:table-cell>
          <table:table-cell table:style-name="ce5" office:value-type="float" office:value="442.10309658199998">
            <text:p>442.10309658199998</text:p>
          </table:table-cell>
          <table:table-cell table:number-columns-repeated="1024"/>
        </table:table-row>
        <table:table-row table:style-name="ro1">
          <table:table-cell office:value-type="float" office:value="6912">
            <text:p>691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3172286678648">
            <text:p>23172286678648</text:p>
          </table:table-cell>
          <table:table-cell table:style-name="ce4" office:value-type="float" office:value="1.8999999999999999">
            <text:p>1.8999999999999999</text:p>
          </table:table-cell>
          <table:table-cell table:style-name="ce4" office:value-type="float" office:value="0.20000000000000001">
            <text:p>0.20000000000000001</text:p>
          </table:table-cell>
          <table:table-cell table:style-name="ce5" office:value-type="float" office:value="360.33300643000001">
            <text:p>360.33300643000001</text:p>
          </table:table-cell>
          <table:table-cell table:number-columns-repeated="1024"/>
        </table:table-row>
        <table:table-row table:style-name="ro1">
          <table:table-cell office:value-type="float" office:value="10976">
            <text:p>1097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6762539339468">
            <text:p>56762539339468</text:p>
          </table:table-cell>
          <table:table-cell table:style-name="ce4" office:value-type="float" office:value="2.1000000000000001">
            <text:p>2.1000000000000001</text:p>
          </table:table-cell>
          <table:table-cell table:style-name="ce4" office:value-type="float" office:value="0.14000000000000001">
            <text:p>0.14000000000000001</text:p>
          </table:table-cell>
          <table:table-cell table:style-name="ce5" office:value-type="float" office:value="2045.5214391449999">
            <text:p>2045.5214391449999</text:p>
          </table:table-cell>
          <table:table-cell table:number-columns-repeated="1024"/>
        </table:table-row>
        <table:table-row table:style-name="ro1">
          <table:table-cell office:value-type="float" office:value="10976">
            <text:p>1097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6925251895997">
            <text:p>56925251895997</text:p>
          </table:table-cell>
          <table:table-cell table:style-name="ce4" office:value-type="float" office:value="2.0800000000000001">
            <text:p>2.0800000000000001</text:p>
          </table:table-cell>
          <table:table-cell table:style-name="ce4" office:value-type="float" office:value="0.14000000000000001">
            <text:p>0.14000000000000001</text:p>
          </table:table-cell>
          <table:table-cell table:style-name="ce5" office:value-type="float" office:value="1421.9415853529999">
            <text:p>1421.9415853529999</text:p>
          </table:table-cell>
          <table:table-cell table:number-columns-repeated="1024"/>
        </table:table-row>
        <table:table-row table:style-name="ro1">
          <table:table-cell office:value-type="float" office:value="10976">
            <text:p>1097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7088997099513">
            <text:p>57088997099513</text:p>
          </table:table-cell>
          <table:table-cell table:style-name="ce4" office:value-type="float" office:value="2.0600000000000001">
            <text:p>2.0600000000000001</text:p>
          </table:table-cell>
          <table:table-cell table:style-name="ce4" office:value-type="float" office:value="0.14000000000000001">
            <text:p>0.14000000000000001</text:p>
          </table:table-cell>
          <table:table-cell table:style-name="ce5" office:value-type="float" office:value="1091.5174488390001">
            <text:p>1091.5174488390001</text:p>
          </table:table-cell>
          <table:table-cell table:number-columns-repeated="1024"/>
        </table:table-row>
        <table:table-row table:style-name="ro1">
          <table:table-cell office:value-type="float" office:value="10976">
            <text:p>1097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7252741607787">
            <text:p>57252741607787</text:p>
          </table:table-cell>
          <table:table-cell table:style-name="ce4" office:value-type="float" office:value="2.04">
            <text:p>2.04</text:p>
          </table:table-cell>
          <table:table-cell table:style-name="ce4" office:value-type="float" office:value="0.14000000000000001">
            <text:p>0.14000000000000001</text:p>
          </table:table-cell>
          <table:table-cell table:style-name="ce5" office:value-type="float" office:value="888.99658103399997">
            <text:p>888.99658103399997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number-rows-repeated="50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number:number-style style:name="NF10001">
      <number:number number:decimal-places="9" number:min-integer-digits="1"/>
    </number:number-style>
    <number:number-style style:name="NF10003">
      <number:number number:decimal-places="2" number:min-integer-digits="1"/>
    </number:number-style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text-properties fo:color="#000000" fo:font-family="Calibri" style:font-family-asian="Arial" style:font-family-complex="Arial" fo:font-size="10pt" style:font-size-asian="10pt" style:font-size-complex="10pt"/>
      <style:paragraph-properties/>
      <style:chart-properties/>
      <style:graphic-properties draw:fill-color="#FFFFFF" draw:fill="solid" draw:stroke="solid" svg:stroke-color="#D8D8D8" svg:stroke-width="0.02646cm"/>
    </style:style>
    <style:style style:family="chart" style:name="ch2">
      <style:text-properties fo:color="#595959" fo:font-family="Calibri" style:font-family-asian="Arial" style:font-family-complex="Arial" fo:font-size="28pt" style:font-size-asian="28pt" style:font-size-complex="28pt" fo:letter-spacing="0pt" fo:font-weight="normal"/>
      <style:paragraph-properties/>
      <style:chart-properties/>
      <style:graphic-properties draw:fill="none" draw:stroke="none"/>
    </style:style>
    <style:style style:family="chart" style:name="ch3">
      <style:text-properties fo:color="#595959" fo:font-family="Calibri" style:font-family-asian="Arial" style:font-family-complex="Arial" fo:font-size="14pt" style:font-size-asian="14pt" style:font-size-complex="14pt"/>
      <style:paragraph-properties/>
      <style:chart-properties/>
      <style:graphic-properties draw:fill="none" draw:stroke="none"/>
    </style:style>
    <style:style style:family="chart" style:name="ch4">
      <style:chart-properties chart:treat-empty-cells="true" chart:data-label-number="value"/>
      <style:graphic-properties/>
    </style:style>
    <style:style style:family="chart" style:name="ch5">
      <style:text-properties fo:color="#595959" fo:font-family="Calibri" style:font-family-asian="Calibri" style:font-family-complex="Calibri" fo:font-size="11pt" style:font-size-asian="11pt" style:font-size-complex="11pt"/>
      <style:paragraph-properties/>
      <style:chart-properties chart:visible="true" chart:tick-marks-major-inner="false" chart:tick-marks-major-outer="false" chart:tick-marks-minor-inner="false" chart:tick-marks-minor-outer="false" chart:display-label="true" chart:reverse-direction="false" chart:gap-width="219" chart:overlap="-26" chart:axis-label-position="near-axis"/>
      <style:graphic-properties draw:fill="none" draw:stroke="solid" svg:stroke-color="#D8D8D8" svg:stroke-width="0.02646cm"/>
    </style:style>
    <style:style style:family="chart" style:name="ch6">
      <style:text-properties fo:color="#595959" fo:font-family="Calibri" style:font-family-asian="Arial" style:font-family-complex="Arial" fo:font-size="12pt" style:font-size-asian="12pt" style:font-size-complex="12pt"/>
      <style:paragraph-properties/>
      <style:chart-properties/>
      <style:graphic-properties draw:fill="none" draw:stroke="none"/>
    </style:style>
    <style:style style:family="chart" style:name="ch7">
      <style:text-properties fo:color="#595959" fo:font-family="Calibri" style:font-family-asian="Calibri" style:font-family-complex="Calibri" fo:font-size="11pt" style:font-size-asian="11pt" style:font-size-complex="11pt"/>
      <style:paragraph-properties/>
      <style:chart-properties chart:visible="true" chart:tick-marks-major-inner="false" chart:tick-marks-major-outer="false" chart:tick-marks-minor-inner="false" chart:tick-marks-minor-outer="false" chart:display-label="true" chart:reverse-direction="false" chart:gap-width="219" chart:overlap="-26"/>
      <style:graphic-properties draw:fill="none" draw:stroke="none"/>
    </style:style>
    <style:style style:family="chart" style:name="ch8">
      <style:text-properties fo:color="#595959" fo:font-family="Calibri" style:font-family-asian="Arial" style:font-family-complex="Arial" fo:font-size="12pt" style:font-size-asian="12pt" style:font-size-complex="12pt"/>
      <style:paragraph-properties/>
      <style:chart-properties/>
      <style:graphic-properties draw:fill="none" draw:stroke="none"/>
    </style:style>
    <style:style style:family="chart" style:name="ch9">
      <style:chart-properties/>
      <style:graphic-properties draw:fill="none" draw:stroke="solid" svg:stroke-color="#D8D8D8" svg:stroke-width="0.02646cm"/>
    </style:style>
    <style:style style:family="chart" style:name="ch10">
      <style:chart-properties chart:data-label-number="value"/>
      <style:graphic-properties draw:fill-color="#4F81BD" draw:fill="solid" draw:stroke="none" svg:stroke-color="#355a86"/>
    </style:style>
    <style:style style:family="chart" style:name="ch11">
      <style:chart-properties chart:data-label-number="value"/>
      <style:graphic-properties draw:fill-color="#C0504D" draw:fill="solid" draw:stroke="none" svg:stroke-color="#883533"/>
    </style:style>
    <style:style style:family="chart" style:name="ch12">
      <style:chart-properties chart:data-label-number="value"/>
      <style:graphic-properties draw:fill-color="#9BBB59" draw:fill="solid" draw:stroke="none" svg:stroke-color="#6e963c"/>
    </style:style>
    <style:style style:family="chart" style:name="ch13">
      <style:chart-properties/>
      <style:graphic-properties draw:fill-color="#ffffff" draw:fill="none" draw:stroke="none" style:wrap="run-through"/>
    </style:style>
  </office:automatic-styles>
  <office:body>
    <office:chart>
      <chart:chart svg:width="35.06cm" svg:height="20.11cm" chart:style-name="ch1" chart:class="chart:bar">
        <chart:title chart:style-name="ch2">
          <text:p>ZX81 | 2nd version</text:p>
        </chart:title>
        <chart:legend chart:legend-position="top" chart:style-name="ch3"/>
        <chart:plot-area chart:style-name="ch4" chart:data-source-has-labels="both">
          <chart:axis chart:dimension="x" chart:style-name="ch5">
            <chart:title chart:style-name="ch6">
              <text:p>Num. Threads</text:p>
            </chart:title>
            <chart:categories table:cell-range-address="Sheet1.$J$4:Sheet1.$J$7"/>
          </chart:axis>
          <chart:axis chart:dimension="y" chart:style-name="ch7">
            <chart:title chart:style-name="ch8">
              <text:p>Execution time<text:line-break/>(seconds)</text:p>
            </chart:title>
            <chart:grid chart:class="major" chart:style-name="ch9"/>
          </chart:axis>
          <chart:series chart:values-cell-range-address="Sheet1.$K$4:Sheet1.$K$7" chart:class="chart:bar" chart:style-name="ch10"/>
          <chart:series chart:values-cell-range-address="Sheet1.$L$4:Sheet1.$L$7" chart:class="chart:bar" chart:style-name="ch11"/>
          <chart:series chart:values-cell-range-address="Sheet1.$M$4:Sheet1.$M$7" chart:class="chart:bar" chart:style-name="ch12"/>
          <chart:wall chart:style-name="ch13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